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9.3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anthocyan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compound</text:p>
          </table:table-cell>
          <table:table-cell table:style-name="Default" office:value-type="string" calcext:value-type="string">
            <text:p>precurs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2137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08604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2138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2095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08639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2096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2141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2139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12140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12640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12641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12647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2642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12644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12645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12643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08620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12646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16297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08725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16305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6306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6307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16349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16350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16312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6351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16288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6289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16301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16290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16292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16293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16315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16294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16295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16296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16298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16299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16314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16304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16303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16302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16313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16354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08641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16367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16368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16369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16370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16371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16372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16373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19762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20469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20489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20490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20491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20492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20493</text:p>
          </table:table-cell>
          <table:table-cell office:value-type="string" calcext:value-type="string">
            <text:p>C059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20494</text:p>
          </table:table-cell>
          <table:table-cell office:value-type="string" calcext:value-type="string">
            <text:p>C059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20495</text:p>
          </table:table-cell>
          <table:table-cell office:value-type="string" calcext:value-type="string">
            <text:p>C059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20496</text:p>
          </table:table-cell>
          <table:table-cell office:value-type="string" calcext:value-type="string">
            <text:p>C059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6T17:54:50.560039699</dc:date>
    <meta:editing-duration>PT16M39S</meta:editing-duration>
    <meta:editing-cycles>2</meta:editing-cycles>
    <meta:generator>LibreOffice/6.4.7.2$Linux_X86_64 LibreOffice_project/40$Build-2</meta:generator>
    <meta:document-statistic meta:table-count="1" meta:cell-count="191" meta:object-count="0"/>
  </office:meta>
</office:document-meta>
</file>